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26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14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53.18mm"/>
    </style:style>
    <style:style style:name="co7" style:family="table-column">
      <style:table-column-properties fo:break-before="auto" style:column-width="38.35mm"/>
    </style:style>
    <style:style style:name="co8" style:family="table-column">
      <style:table-column-properties fo:break-before="auto" style:column-width="37.52mm"/>
    </style:style>
    <style:style style:name="co9" style:family="table-column">
      <style:table-column-properties fo:break-before="auto" style:column-width="53.99mm"/>
    </style:style>
    <style:style style:name="co10" style:family="table-column">
      <style:table-column-properties fo:break-before="auto" style:column-width="52.23mm"/>
    </style:style>
    <style:style style:name="co11" style:family="table-column">
      <style:table-column-properties fo:break-before="auto" style:column-width="64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erms by Provider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OpenStack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OCCI</text:p>
          </table:table-cell>
          <table:table-cell office:value-type="string" calcext:value-type="string">
            <text:p>Occurences</text:p>
          </table:table-cell>
        </table:table-row>
        <table:table-row table:style-name="ro1">
          <table:table-cell office:value-type="string" calcext:value-type="string">
            <text:p>compute</text:p>
          </table:table-cell>
          <table:table-cell table:number-columns-repeated="3" office:value-type="string" calcext:value-type="string">
            <text:p>Yes</text:p>
          </table:table-cell>
          <table:table-cell table:formula="of:=COUNTIF(['Terms by Provider'.B2:.D2];&quot;Yes&quot;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database</text:p>
          </table:table-cell>
          <table:table-cell table:number-columns-repeated="3" office:value-type="string" calcext:value-type="string">
            <text:p>Yes</text:p>
          </table:table-cell>
          <table:table-cell table:formula="of:=COUNTIF(['Terms by Provider'.B3:.D3];&quot;Yes&quot;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monitoring</text:p>
          </table:table-cell>
          <table:table-cell table:number-columns-repeated="3" office:value-type="string" calcext:value-type="string">
            <text:p>Yes</text:p>
          </table:table-cell>
          <table:table-cell table:formula="of:=COUNTIF(['Terms by Provider'.B4:.D4];&quot;Yes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table:number-columns-repeated="3" office:value-type="string" calcext:value-type="string">
            <text:p>Yes</text:p>
          </table:table-cell>
          <table:table-cell table:formula="of:=COUNTIF(['Terms by Provider'.B5:.D5];&quot;Yes&quot;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3" office:value-type="string" calcext:value-type="string">
            <text:p>Yes</text:p>
          </table:table-cell>
          <table:table-cell table:formula="of:=COUNTIF(['Terms by Provider'.B6:.D6];&quot;Yes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7:.D7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certifica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8:.D8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deploym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9:.D9];&quot;Yes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0:.D10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d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1:.D11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ev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2:.D12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3:.D13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eal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4:.D14];&quot;Yes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5:.D15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6:.D16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17:.D17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8:.D18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memb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9:.D19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metric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COUNTIF(['Terms by Provider'.B20:.D20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nov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21:.D2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o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22:.D22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or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23:.D23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rojec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24:.D24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ublisher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COUNTIF(['Terms by Provider'.B25:.D25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esour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26:.D26];&quot;Yes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27:.D27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snapsho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28:.D28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storag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COUNTIF(['Terms by Provider'.B29:.D29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subnetwor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30:.D30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empla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31:.D31];&quot;Yes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32:.D32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33:.D3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ggregat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34:.D34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greemen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35:.D3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36:.D3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icati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37:.D3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utosca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38:.D3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cku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39:.D3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igqu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40:.D4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reakpo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41:.D4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hann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42:.D4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hec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43:.D4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44:.D44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dpip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45:.D4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us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46:.D4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llect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47:.D4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48:.D4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o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49:.D4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sum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50:.D5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tain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51:.D5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redenti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52:.D5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53:.D5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atasto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54:.D54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bugge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55:.D5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bugg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56:.D5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agnostic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57:.D5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dpoin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58:.D5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pheme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59:.D5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xten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60:.D6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ilov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61:.D6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amil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62:.D6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i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63:.D6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64:.D64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la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65:.D6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ate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66:.D6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ob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67:.D67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68:.D6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yperviso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69:.D6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frastructur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70:.D7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jo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71:.D7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b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72:.D7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cen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73:.D7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mi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74:.D74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in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75:.D7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gg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76:.D7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chi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77:.D7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nife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78:.D7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79:.D7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etering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80:.D8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grat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81:.D8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o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82:.D8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83:.D83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84:.D84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rchestrat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85:.D8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organiz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86:.D8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latform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87:.D8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edic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88:.D8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x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89:.D8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ubsu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90:.D9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91:.D91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t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92:.D9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93:.D9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94:.D94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o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95:.D9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u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96:.D9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ut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97:.D9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u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98:.D9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chedul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99:.D9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chem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00:.D100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01:.D10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enso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102:.D102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03:.D10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ign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04:.D104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in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05:.D10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q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06:.D10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sh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107:.D10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s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'Terms by Provider'.B108:.D10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ack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09:.D10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atistic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10:.D11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bscrip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11:.D11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ab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12:.D11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ag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13:.D11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nan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14:.D114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15:.D11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imeser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16:.D11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oke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17:.D11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18:.D11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ra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19:.D11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ransf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20:.D120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n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21:.D12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22:.D122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23:.D123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p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24:.D124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25:.D12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26:.D12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istory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27:.D12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flavo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28:.D12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uth/authoriz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29:.D129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ssociatio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'Terms by Provider'.B130:.D13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ccou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31:.D13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prec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32:.D13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'Terms by Provider'.B133:.D133];&quot;Yes&quot;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COUNTIF([.B2:.B133];&quot;Yes&quot;)" office:value-type="float" office:value="64" calcext:value-type="float">
            <text:p>64</text:p>
          </table:table-cell>
          <table:table-cell table:formula="of:=COUNTIF([.C2:.C133];&quot;Yes&quot;)" office:value-type="float" office:value="83" calcext:value-type="float">
            <text:p>83</text:p>
          </table:table-cell>
          <table:table-cell table:formula="of:=COUNTIF([.D2:.D133];&quot;Yes&quot;)" office:value-type="float" office:value="20" calcext:value-type="float">
            <text:p>20</text:p>
          </table:table-cell>
          <table:table-cell/>
        </table:table-row>
        <table:table-row table:style-name="ro1" table:number-rows-repeated="8">
          <table:table-cell/>
          <table:table-cell table:style-name="Default" table:number-columns-repeated="3"/>
          <table:table-cell/>
        </table:table-row>
        <table:table-row table:style-name="ro1" table:number-rows-repeated="2"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 table:number-rows-repeated="2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10484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ctions by Provider" table:style-name="ta1">
        <table:table-column table:style-name="co4" table:default-cell-style-name="Default"/>
        <table:table-column table:style-name="co4" table:number-columns-repeated="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OpenStack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OCCI</text:p>
          </table:table-cell>
          <table:table-cell office:value-type="string" calcext:value-type="string">
            <text:p>Ocurrences</text:p>
          </table:table-cell>
        </table:table-row>
        <table:table-row table:style-name="ro1">
          <table:table-cell office:value-type="string" calcext:value-type="string">
            <text:p>restart</text:p>
          </table:table-cell>
          <table:table-cell table:number-columns-repeated="3" office:value-type="string" calcext:value-type="string">
            <text:p>Yes</text:p>
          </table:table-cell>
          <table:table-cell table:formula="of:=COUNTIF([.B2:.D2];&quot;Yes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 office:value-type="string" calcext:value-type="string">
            <text:p>Yes</text:p>
          </table:table-cell>
          <table:table-cell table:formula="of:=COUNTIF([.B3:.D3];&quot;Yes&quot;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band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4:.D4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d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5:.D5];&quot;Yes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6:.D6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7:.D7];&quot;Yes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8:.D8];&quot;Yes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9:.D9];&quot;Yes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10:.D10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resum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COUNTIF([.B11:.D11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s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12:.D12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COUNTIF([.B13:.D13];&quot;Yes&quot;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valida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14:.D14];&quot;Yes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.B15:.D1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naly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16:.D1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ssociat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17:.D1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tt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18:.D18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19:.D1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nc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20:.D2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21:.D21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22:.D22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23:.D2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onfigur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24:.D24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25:.D25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ta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26:.D2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27:.D2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isassociat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28:.D28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.B29:.D2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enabl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30:.D30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acuat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31:.D31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32:.D3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mp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33:.D33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34:.D34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35:.D35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36:.D3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au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37:.D3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eview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38:.D3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mo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39:.D3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qu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40:.D4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boot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41:.D41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uild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42:.D42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re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43:.D43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.B44:.D44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rv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45:.D45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46:.D4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si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47:.D47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ewr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48:.D48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llbac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49:.D49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.B50:.D5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earch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51:.D51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hutdown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52:.D52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tartu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53:.D53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uspen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.B54:.D54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t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formula="of:=COUNTIF([.B55:.D55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56:.D56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npau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57:.D57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rescu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58:.D58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shelv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formula="of:=COUNTIF([.B59:.D59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uploa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60:.D60];&quot;Yes&quot;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at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61:.D61];&quot;Yes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formula="of:=COUNTIF([.B62:.D62];&quot;Yes&quot;)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COUNTIF([.B2:.B62]; &quot;Yes&quot; )" office:value-type="float" office:value="28" calcext:value-type="float">
            <text:p>28</text:p>
          </table:table-cell>
          <table:table-cell table:formula="of:=COUNTIF([.C2:.C62]; &quot;Yes&quot; )" office:value-type="float" office:value="38" calcext:value-type="float">
            <text:p>38</text:p>
          </table:table-cell>
          <table:table-cell table:formula="of:=COUNTIF([.D2:.D62]; &quot;Yes&quot; )" office:value-type="float" office:value="10" calcext:value-type="float">
            <text:p>10</text:p>
          </table:table-cell>
          <table:table-cell/>
        </table:table-row>
        <table:table-row table:style-name="ro1" table:number-rows-repeated="104851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nStack Services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chestration-ap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os-compute-2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os-lbaasv1.0-ext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OS-KSADM-admin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volume-api-v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OS-OAUTH1-v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baa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olume-api-v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os-image-v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identity-admin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os-telemetry-api-2.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OS-KSCATALOG-admin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OS-KSS3-admi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OS-KSEC2-admi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os-volum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s-layer3-ext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s-image-1.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etering-label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s-qos-v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s-quota-set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s-floating-ip-dns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s-disk-confi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ecurity-group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s-hypervisors-v2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s-network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s-hosts-v2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s-host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s-flavor-acces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s-service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s-quota-sets-v2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s-hypervisor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s-aggregate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lavor-access-v2.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s-volume_attachmen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security-group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KSVALIDATE-admi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interfac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image-schemas-v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flavorspecs-v2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flavor-extra-spec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os-floating-ip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s-subne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s-por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s-networks-provider-ex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s-floating-ips-bulk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s-cells-v2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s-aggregates-v2.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s-server-group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security-group-default-rul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ports-binding-ex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keypair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agent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s-server-OS-EXT-IPS-MAC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avors-v2.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avor-rxtx-v2.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avor-rxtx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avorextradata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createserverex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cloudpip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server-password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quot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networks-multi-provider-ex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instance-actions-v2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instance-action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ext-i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agents-v2.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server-usage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multinic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flv-disabled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fixed-i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-img-siz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ended-status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ended-statu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ended-server-attributes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ended-availability-zone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ext-a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config-drive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certificates-v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simple-tenant-usage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simple-tenant-usag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quota-class-sets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quota-class-se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instance-usage-audit-log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flavor-manage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flavormanag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extended-server-attribu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certifica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block-device-mapping-v2-boo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admin-actions-v2.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virtual-interfac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server-start-sto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server-shelv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rescu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remote-consoles-v2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flavor-swa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evacuate-v2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diagnostic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deferred-delete-v2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deferred-dele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overag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onsol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onsole-outpu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admin-action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volume-manag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used-limits-for-admi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used-limi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scheduler-hin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multi-server-cre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migrations-v2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migr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limits-v2.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limi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floating-ip-pool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versions-v2.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OpenStack Resources" table:style-name="ta1"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rvers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flavors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etail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tack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napshot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OS-KSADM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tadat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enant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role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s-quota-set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etwork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nstances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s-host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olume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S-OAUTH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s-hypervisor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s-aggregat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esource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ort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OS-KSCATALO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extension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qos-spec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eterin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arm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uter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ol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floating-ip-dn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os-agent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ken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ftware_deploymen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security-group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S-OS-KSS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ndpoint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i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ne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volum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snapsho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s-servic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ealthmonito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oatingi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ndpointTemplate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sume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ccess_token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curity-group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curity-group-ru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chem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3credential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volume_attachmen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simple-tenant-usag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server-group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security-group-default-ru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quota-class-se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KSEC2:ec2Credential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keypai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interfac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instance-action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floating-ips-bulk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floating-ip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extra_spec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s-certificat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e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ering-label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ering-label-rul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lavor-extra-spec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ntri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atistic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oftware_config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source_typ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uot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KSVALIDA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loudpip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s-cell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hutdow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bo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volume-typ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server-passwor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migra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instance-usage-audit-lo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s-fixed-ip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p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alth_monito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tion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red-imag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_router_interfa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vie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volume-man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virtual-interfac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floating-ip-poo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flavor-swa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flavor-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-cover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v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lavor-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a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associate_a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associ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able-log-rea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sa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tai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gure-proje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ll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pacit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ild_inf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ociatio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soci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_router_interfa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cess_tok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bando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OpenStack Actions" table:style-name="ta1"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npauseserv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nshelv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resc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pRepor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verIPDetai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torede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tartInsta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erve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Tenant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_h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Floating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flavor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oveaggrega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buil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tConsoleOutp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etConso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acuateserv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ateIm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TenantAcce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iptoinstan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FloatingIP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oogle Services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ute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ataproc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tainer-engin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source-manage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eployment-manag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ggin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ebugg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nstance-group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ubsu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a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onitorin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edic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n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tastor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rror-reportin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ainer-build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</table:table-row>
      </table:table>
      <table:table table:name="Google Resources" table:style-name="ta1"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ject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zone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instance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egions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peration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uster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ggregate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atase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rviceAccount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bscription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tanceGroupManag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ploymen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argetPool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orwardingRul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tanceGrou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ddress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abl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llingUpda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nagedZon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bugge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rlMa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ainedmodel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s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ckendServic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toscale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rgetHttpsProxi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HealthCheck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HealthCheck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rewall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faultObjectAc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eakpoin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pnTunne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rgetVpnGateway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rgetInstanc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argetHttpProxi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bnetwork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nk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ric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bug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slCer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slCertific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u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dePool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twork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ricDescripto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ey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tanceTempla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d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c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apsho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nitoredResourceDescripto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chineTyp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kTyp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ng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ckupRu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plo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ferJob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Se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UrlM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Targ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ife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tHeal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UsageExportBu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TargetP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T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SslCertific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Schedu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NamedPo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Machine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InstanceTemp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DiskAutoDel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CommonInstance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er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al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s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write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ore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tSsl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Public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Me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Health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reat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mote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Managed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AccountVie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ce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Upd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rt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edmod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Sta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ServiceAccou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o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ach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rec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Access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Snaps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Ephem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dTimeSe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celPre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orizedKeys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h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Public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Me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Health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Access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ndonInstance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oogle Actions" table:style-name="ta1"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ploa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nsferJob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Se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UrlM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Targ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our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i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ifes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tHeal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UsageExportBu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TargetP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T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SslCertific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Schedu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NamedPo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Machine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InstanceTempl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DiskAutoDel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CommonInstanceMeta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er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al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s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llba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write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oreBack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a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tSsl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Public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Me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veHealth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s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reat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moteRepl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tions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e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Managed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AccountView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ce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Upd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rt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stedmod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Sta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ogleServiceAccou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ilo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ach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rec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eteAccess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Snapsh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Ephem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py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dTimeSe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celPre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que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orizedKeysVie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hDis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Public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Me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nst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Health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AccessConf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andonInsta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b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olicyDeta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ryGrantableRole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OCCI Services" table:style-name="ta1"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frastructure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ervice Level Agreement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nitorin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mpute Resource Templates Profile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OCCI Resources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ut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greemen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orageli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tworkinterfac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mponentli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llect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reement_li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er_dat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sh_k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ource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s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s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ri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_sma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_medi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_lar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r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networkinterfa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pnetwo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li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reement_tp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reement_ter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ggregator</text:p>
          </table:table-cell>
          <table:table-cell office:value-type="float" office:value="4" calcext:value-type="float">
            <text:p>4</text:p>
          </table:table-cell>
        </table:table-row>
      </table:table>
      <table:table table:name="OCCI Action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pe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rmina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t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je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ffl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'Terms by Provider'.A1:'Terms by Provider'.E1048576">
          <table:sort>
            <table:sort-by table:field-number="4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'Actions by Provider'.A1:'Actions by Provider'.E62">
          <table:sort>
            <table:sort-by table:field-number="4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00-00-00</text:date>, <text:time style:data-style-name="N2" text:time-value="17:03:32.250990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7:40:30.788850752</meta:creation-date>
    <dc:date>2016-06-17T19:22:52.985500252</dc:date>
    <meta:editing-duration>PT2H49M24S</meta:editing-duration>
    <meta:editing-cycles>19</meta:editing-cycles>
    <meta:generator>LibreOffice/5.0.5.2$Linux_X86_64 LibreOffice_project/00m0$Build-2</meta:generator>
    <meta:document-statistic meta:table-count="11" meta:cell-count="2209" meta:object-count="0"/>
  </office:meta>
</office:document-meta>
</file>